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1.61mm"/>
    </style:style>
    <style:style style:name="co2" style:family="table-column">
      <style:table-column-properties fo:break-before="auto" style:column-width="25.42mm"/>
    </style:style>
    <style:style style:name="co3" style:family="table-column">
      <style:table-column-properties fo:break-before="auto" style:column-width="15.2mm"/>
    </style:style>
    <style:style style:name="co4" style:family="table-column">
      <style:table-column-properties fo:break-before="auto" style:column-width="16.58mm"/>
    </style:style>
    <style:style style:name="co5" style:family="table-column">
      <style:table-column-properties fo:break-before="auto" style:column-width="19.61mm"/>
    </style:style>
    <style:style style:name="co6" style:family="table-column">
      <style:table-column-properties fo:break-before="auto" style:column-width="31.79mm"/>
    </style:style>
    <style:style style:name="co7" style:family="table-column">
      <style:table-column-properties fo:break-before="auto" style:column-width="23.76mm"/>
    </style:style>
    <style:style style:name="co8" style:family="table-column">
      <style:table-column-properties fo:break-before="auto" style:column-width="28.75mm"/>
    </style:style>
    <style:style style:name="co9" style:family="table-column">
      <style:table-column-properties fo:break-before="auto" style:column-width="24.04mm"/>
    </style:style>
    <style:style style:name="co10" style:family="table-column">
      <style:table-column-properties fo:break-before="auto" style:column-width="24.32mm"/>
    </style:style>
    <style:style style:name="co11" style:family="table-column">
      <style:table-column-properties fo:break-before="auto" style:column-width="22.6mm"/>
    </style:style>
    <style:style style:name="co12" style:family="table-column">
      <style:table-column-properties fo:break-before="auto" style:column-width="143.76mm"/>
    </style:style>
    <style:style style:name="co1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6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none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0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number-columns-repeated="2" table:default-cell-style-name="ce3"/>
        <table:table-column table:style-name="co12" table:default-cell-style-name="Default"/>
        <table:table-column table:style-name="co13" table:number-columns-repeated="1011" table:default-cell-style-name="Default"/>
        <table:table-row table:style-name="ro1">
          <table:table-cell table:style-name="ce1" office:value-type="string" calcext:value-type="string">
            <text:p>Y/n</text:p>
          </table:table-cell>
          <table:table-cell table:style-name="ce4" office:value-type="string" calcext:value-type="string">
            <text:p>Range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Source</text:p>
          </table:table-cell>
          <table:table-cell table:style-name="ce7" office:value-type="string" calcext:value-type="string">
            <text:p>control</text:p>
          </table:table-cell>
          <table:table-cell table:style-name="ce7" office:value-type="string" calcext:value-type="string">
            <text:p>part</text:p>
          </table:table-cell>
          <table:table-cell table:style-name="ce7" office:value-type="string" calcext:value-type="string">
            <text:p>kit</text:p>
          </table:table-cell>
          <table:table-cell table:style-name="ce7" office:value-type="string" calcext:value-type="string">
            <text:p>engine</text:p>
          </table:table-cell>
          <table:table-cell table:style-name="ce7" office:value-type="string" calcext:value-type="string">
            <text:p>insert</text:p>
          </table:table-cell>
          <table:table-cell table:style-name="ce7" office:value-type="string" calcext:value-type="string">
            <text:p>parameter</text:p>
          </table:table-cell>
          <table:table-cell table:style-name="ce7" office:value-type="string" calcext:value-type="string">
            <text:p>offset</text:p>
          </table:table-cell>
          <table:table-cell table:style-name="ce7" office:value-type="string" calcext:value-type="string">
            <text:p>miscmsg</text:p>
          </table:table-cell>
          <table:table-cell table:style-name="ce7" office:value-type="string" calcext:value-type="string">
            <text:p>Function / Description</text:p>
          </table:table-cell>
          <table:table-cell table:style-name="ce7" table:number-columns-repeated="1011"/>
        </table:table-row>
        <table:table-row table:style-name="ro1">
          <table:table-cell table:style-name="ce1"/>
          <table:table-cell table:style-name="ce4" table:number-columns-repeated="3"/>
          <table:table-cell table:style-name="ce7" table:number-columns-repeated="1020"/>
        </table:table-row>
        <table:table-row table:style-name="ro1">
          <table:table-cell table:style-name="ce2" office:value-type="string" calcext:value-type="string">
            <text:p>L = learnable</text:p>
          </table:table-cell>
          <table:table-cell table:style-name="ce1" table:number-columns-repeated="2"/>
          <table:table-cell table:style-name="ce2" office:value-type="string" calcext:value-type="string">
            <text:p>M = muteAndLoopback</text:p>
          </table:table-cell>
          <table:table-cell table:style-name="ce1" table:number-columns-repeated="3"/>
          <table:table-cell table:style-name="ce7" table:number-columns-repeated="1017"/>
        </table:table-row>
        <table:table-row table:style-name="ro1">
          <table:table-cell table:style-name="ce2" office:value-type="string" calcext:value-type="string">
            <text:p>y = also CLI → GUI</text:p>
          </table:table-cell>
          <table:table-cell table:style-name="ce1" table:number-columns-repeated="2"/>
          <table:table-cell table:style-name="ce2" office:value-type="string" calcext:value-type="string">
            <text:p>L = lowPrio</text:p>
          </table:table-cell>
          <table:table-cell table:style-name="ce1" table:number-columns-repeated="3"/>
          <table:table-cell table:style-name="ce7" table:number-columns-repeated="1017"/>
        </table:table-row>
        <table:table-row table:style-name="ro1">
          <table:table-cell table:style-name="ce1" table:number-columns-repeated="3"/>
          <table:table-cell table:style-name="ce2" office:value-type="string" calcext:value-type="string">
            <text:p>F = forceUpdata</text:p>
          </table:table-cell>
          <table:table-cell table:style-name="ce1" table:number-columns-repeated="3"/>
          <table:table-cell table:style-name="ce7" table:number-columns-repeated="1017"/>
        </table:table-row>
        <table:table-row table:style-name="ro1">
          <table:table-cell table:style-name="ce1"/>
          <table:table-cell table:style-name="ce4" table:number-columns-repeated="3"/>
          <table:table-cell table:style-name="ce7" table:number-columns-repeated="8"/>
          <table:table-cell/>
          <table:table-cell table:style-name="ce7" table:number-columns-repeated="1011"/>
        </table:table-row>
        <table:table-row table:style-name="ro1">
          <table:table-cell table:style-name="ce2" office:value-type="string" calcext:value-type="string">
            <text:p>For all entries (excluding insert 9) Control number 254 with Parameter value 128 just sends an error message ID in Par 2.</text:p>
          </table:table-cell>
          <table:table-cell table:style-name="ce4" table:number-columns-repeated="3"/>
          <table:table-cell table:style-name="ce7" table:number-columns-repeated="1020"/>
        </table:table-row>
        <table:table-row table:style-name="ro1">
          <table:table-cell table:style-name="ce2" office:value-type="string" calcext:value-type="string">
            <text:p>Other parameters may be filled in for more information.</text:p>
          </table:table-cell>
          <table:table-cell table:style-name="ce4" table:number-columns-repeated="3"/>
          <table:table-cell table:style-name="ce7" table:number-columns-repeated="1020"/>
        </table:table-row>
        <table:table-row table:style-name="ro1">
          <table:table-cell table:style-name="ce1"/>
          <table:table-cell table:style-name="ce4" table:number-columns-repeated="3"/>
          <table:table-cell table:style-name="ce7" table:number-columns-repeated="8"/>
          <table:table-cell table:style-name="ce7" office:value-type="string" calcext:value-type="string">
            <text:p>Config</text:p>
          </table:table-cell>
          <table:table-cell table:style-name="ce7" table:number-columns-repeated="1011"/>
        </table:table-row>
        <table:table-row table:style-name="ro1">
          <table:table-cell table:style-name="ce1"/>
          <table:table-cell table:style-name="ce4" table:number-columns-repeated="3"/>
          <table:table-cell table:style-name="ce7" table:number-columns-repeated="1020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256 to 16384</text:p>
          </table:table-cell>
          <table:table-cell table:style-name="ce5"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Oscillator size – powers of 2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16 to 4096</text:p>
          </table:table-cell>
          <table:table-cell table:style-name="ce5" table:number-columns-repeated="2"/>
          <table:table-cell table:style-name="ce1" office:value-type="float" office:value="1" calcext:value-type="float">
            <text:p>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uffer size – powers of 2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" calcext:value-type="float">
            <text:p>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PadSynth interpolation – linear, cubic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3</text:p>
          </table:table-cell>
          <table:table-cell table:style-name="ce5" table:number-columns-repeated="2"/>
          <table:table-cell table:style-name="ce1" office:value-type="float" office:value="3" calcext:value-type="float">
            <text:p>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Virtual keyboard layout – QWERTY, Dvorak, QWERTZ, AZERTY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9</text:p>
          </table:table-cell>
          <table:table-cell table:style-name="ce5" table:number-columns-repeated="2"/>
          <table:table-cell table:style-name="ce1" office:value-type="float" office:value="4" calcext:value-type="float">
            <text:p>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XML compression level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5" calcext:value-type="float">
            <text:p>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Reports destination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1 to 3</text:p>
          </table:table-cell>
          <table:table-cell table:style-name="ce5" table:number-columns-repeated="2"/>
          <table:table-cell table:style-name="ce1" office:value-type="float" office:value="6" calcext:value-type="float">
            <text:p>6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aved Instrument Format</text:p>
          </table:table-cell>
          <table:table-cell table:style-name="ce7" table:number-columns-repeated="1011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8"/>
          <table:table-cell table:style-name="ce2"/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16" calcext:value-type="float">
            <text:p>16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tart with default state (~/.config/yoshimi/yoshimi.state)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17" calcext:value-type="float">
            <text:p>17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Hide non-fatal errors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18" calcext:value-type="float">
            <text:p>1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how splash screen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19" calcext:value-type="float">
            <text:p>1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load times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XML headers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Include disabled data in XML files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2" calcext:value-type="float">
            <text:p>2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GUI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CLI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4" calcext:value-type="float">
            <text:p>2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Auto Instance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5" calcext:value-type="float">
            <text:p>2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single master instance</text:p>
          </table:table-cell>
          <table:table-cell table:style-name="ce7"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6" calcext:value-type="float">
            <text:p>26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0 to 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ck history for group kititem</text:p>
          </table:table-cell>
          <table:table-cell table:style-name="ce7" table:number-columns-repeated="1011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8"/>
          <table:table-cell table:style-name="ce2"/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Jack MIDI source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33" calcext:value-type="float">
            <text:p>3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s preferred MIDI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JACK server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35" calcext:value-type="float">
            <text:p>3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JACK as preferred audio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36" calcext:value-type="float">
            <text:p>36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Autoconnect audio</text:p>
          </table:table-cell>
          <table:table-cell table:style-name="ce7" table:number-columns-repeated="1011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8"/>
          <table:table-cell table:style-name="ce2"/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Alsa MIDI source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49" calcext:value-type="float">
            <text:p>4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LSA as preferred MIDI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ALSA audio device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51" calcext:value-type="float">
            <text:p>5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LSA as preferred audio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3</text:p>
          </table:table-cell>
          <table:table-cell table:style-name="ce5" table:number-columns-repeated="2"/>
          <table:table-cell table:style-name="ce1" office:value-type="float" office:value="52" calcext:value-type="float">
            <text:p>5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ALSA sample rate – 192000, 96000, 48000, 44100</text:p>
          </table:table-cell>
          <table:table-cell table:style-name="ce7" table:number-columns-repeated="1011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8"/>
          <table:table-cell table:style-name="ce2"/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n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add preset root directory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n, Y</text:p>
          </table:table-cell>
          <table:table-cell table:style-name="ce5" office:value-type="string" calcext:value-type="string">
            <text:p>0 to 999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delete numbered preset root directory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n, Y</text:p>
          </table:table-cell>
          <table:table-cell table:style-name="ce5" office:value-type="string" calcext:value-type="string">
            <text:p>0 to 999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set current preset root directory</text:p>
          </table:table-cell>
          <table:table-cell table:style-name="ce7" table:number-columns-repeated="1011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8"/>
          <table:table-cell table:style-name="ce2"/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, 32, other</text:p>
          </table:table-cell>
          <table:table-cell table:style-name="ce5" table:number-columns-repeated="2"/>
          <table:table-cell table:style-name="ce1" office:value-type="float" office:value="65" calcext:value-type="float">
            <text:p>6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ank root CC – MSB, LSB, Off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, 32, other</text:p>
          </table:table-cell>
          <table:table-cell table:style-name="ce5" table:number-columns-repeated="2"/>
          <table:table-cell table:style-name="ce1" office:value-type="float" office:value="67" calcext:value-type="float">
            <text:p>67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ank CC – MSB, LSB, Off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68" calcext:value-type="float">
            <text:p>6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program change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69" calcext:value-type="float">
            <text:p>6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part on program change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70" calcext:value-type="float">
            <text:p>7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extended program change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119, other</text:p>
          </table:table-cell>
          <table:table-cell table:style-name="ce5" table:number-columns-repeated="2"/>
          <table:table-cell table:style-name="ce1" office:value-type="float" office:value="71" calcext:value-type="float">
            <text:p>7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xtended program change CC – other = off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72" calcext:value-type="float">
            <text:p>7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Ignore reset all CC’s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73" calcext:value-type="float">
            <text:p>7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incoming CC’s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74" calcext:value-type="float">
            <text:p>7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how learn editor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75" calcext:value-type="float">
            <text:p>7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NRPN</text:p>
          </table:table-cell>
          <table:table-cell table:style-name="ce7" table:number-columns-repeated="1011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8"/>
          <table:table-cell table:style-name="ce2"/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Save current config (dummy text)</text:p>
          </table:table-cell>
          <table:table-cell table:style-name="ce7" table:number-columns-repeated="1011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8"/>
          <table:table-cell table:style-name="ce2"/>
          <table:table-cell table:style-name="ce7" table:number-columns-repeated="1011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8"/>
          <table:table-cell table:style-name="ce7" office:value-type="string" calcext:value-type="string">
            <text:p>Instruments / Banks</text:p>
          </table:table-cell>
          <table:table-cell table:style-name="ce7" table:number-columns-repeated="1011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8"/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0 to 159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1" office:value-type="string" calcext:value-type="string">
            <text:p>0 to 127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Select instrument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159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1" office:value-type="string" calcext:value-type="string">
            <text:p>0 to 127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find instrument name – instrument, bank, root</text:p>
          </table:table-cell>
          <table:table-cell table:style-name="ce7" table:number-columns-repeated="1011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5"/>
          <table:table-cell office:value-type="string" calcext:value-type="string">
            <text:p>0, 15</text:p>
          </table:table-cell>
          <table:table-cell table:style-name="ce1" table:number-columns-repeated="2"/>
          <table:table-cell table:style-name="ce2" office:value-type="string" calcext:value-type="string">
            <text:p>next in list by type or ‘*’ if list end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table:number-columns-repeated="2"/>
          <table:table-cell table:style-name="ce5" office:value-type="string" calcext:value-type="string">
            <text:p>L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Rename instrument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table:number-columns-repeated="2"/>
          <table:table-cell table:style-name="ce5" office:value-type="string" calcext:value-type="string">
            <text:p>L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Save instrument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159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Delete instrument from bank slot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1" office:value-type="string" calcext:value-type="string">
            <text:p>0 to 127</text:p>
          </table:table-cell>
          <table:table-cell table:style-name="ce5" office:value-type="string" calcext:value-type="string">
            <text:p>0 to 167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instruments (select first) - bank, root, instrument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1" office:value-type="string" calcext:value-type="string">
            <text:p>0 to 127</text:p>
          </table:table-cell>
          <table:table-cell table:style-name="ce5" office:value-type="string" calcext:value-type="string">
            <text:p>0 to 167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instruments (select second and swap) - bank, root, instrument</text:p>
          </table:table-cell>
          <table:table-cell table:style-name="ce7" table:number-columns-repeated="1011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8"/>
          <table:table-cell table:style-name="ce2"/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Select bank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Rename bank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Save bank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Delete bank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5" office:value-type="string" calcext:value-type="string">
            <text:p>0 to 127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banks (select first)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5" office:value-type="string" calcext:value-type="string">
            <text:p>0 to 127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banks (select second and swap)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Import bank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Export bank</text:p>
          </table:table-cell>
          <table:table-cell table:style-name="ce7" table:number-columns-repeated="1011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8"/>
          <table:table-cell table:style-name="ce2"/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table:number-columns-repeated="2"/>
          <table:table-cell table:style-name="ce5" office:value-type="string" calcext:value-type="string">
            <text:p>L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Select root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table:number-columns-repeated="2"/>
          <table:table-cell table:style-name="ce5" office:value-type="string" calcext:value-type="string">
            <text:p>L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Change root ID</text:p>
          </table:table-cell>
          <table:table-cell table:style-name="ce7" table:number-columns-repeated="1011"/>
        </table:table-row>
        <table:table-row table:style-name="ro1">
          <table:table-cell table:style-name="ce1" table:number-columns-repeated="12"/>
          <table:table-cell table:style-name="ce7" office:value-type="string" calcext:value-type="string">
            <text:p>Main Controls</text:p>
          </table:table-cell>
          <table:table-cell table:style-name="ce7" table:number-columns-repeated="1011"/>
        </table:table-row>
        <table:table-row table:style-name="ro1">
          <table:table-cell table:style-name="ce1" table:number-columns-repeated="12"/>
          <table:table-cell table:style-name="ce7"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3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numb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6, 32, 64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umber of available part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32" calcext:value-type="float">
            <text:p>32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36 to 36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/1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table:number-columns-repeated="5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no/Stereo (master out only) – 1 = mono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hannel switcher type (solo) – Off, Row, Column, Loop, TwoWa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4 to 119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hannel switcher incoming CC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56" calcext:value-type="float">
            <text:p>56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Add named root to ID via miscMs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57" calcext:value-type="float">
            <text:p>57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-list root ID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6"/>
          <table:table-cell table:number-columns-repeated="1017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59" calcext:value-type="float">
            <text:p>59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Export bank ID at root ID to named directory via miscMs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60" calcext:value-type="float">
            <text:p>6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named directory to bank ID at root ID via miscMs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61" calcext:value-type="float">
            <text:p>61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ete bank (and all instruments) at ID of roo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62" calcext:value-type="float">
            <text:p>62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Add empty bank to ID via miscMs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63" calcext:value-type="float">
            <text:p>63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Rename bank at ID via miscMs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64" calcext:value-type="float">
            <text:p>64</text:p>
          </table:table-cell>
          <table:table-cell office:value-type="float" office:value="240" calcext:value-type="float">
            <text:p>240</text:p>
          </table:table-cell>
          <table:table-cell table:style-name="ce6" office:value-type="string" calcext:value-type="string">
            <text:p>0 to 127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wap banks ID1 ID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59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65" calcext:value-type="float">
            <text:p>65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named instrument to slot number of root and/or bank via miscMs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59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66" calcext:value-type="float">
            <text:p>66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ete instrument at slot number of root and/or bank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current root and/or bank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59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76" calcext:value-type="float">
            <text:p>76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63</text:p>
          </table:table-cell>
          <table:table-cell table:number-columns-repeated="2" office:value-type="string" calcext:value-type="string">
            <text:p>0 to 127, 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ad instrument to part from bank and/or root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77" calcext:value-type="float">
            <text:p>77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instrument to part by name via MiscMs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3, 255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78" calcext:value-type="float">
            <text:p>78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office:value-type="string" calcext:value-type="string">
            <text:p>0 to 159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ave instrument at part to root and/or bank at ID (part returned in parameter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79" calcext:value-type="float">
            <text:p>79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instrument from part via miscMs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80" calcext:value-type="float">
            <text:p>80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patchset via miscMs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1" calcext:value-type="float">
            <text:p>81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patchset via miscMs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84" calcext:value-type="float">
            <text:p>84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, 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vector to chan (insert) via miscMs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5" calcext:value-type="float">
            <text:p>85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vector from chan (insert) via miscMs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8" calcext:value-type="float">
            <text:p>88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scale via miscMg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9" calcext:value-type="float">
            <text:p>89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scale via miscMg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92" calcext:value-type="float">
            <text:p>92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state via miscMg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93" calcext:value-type="float">
            <text:p>93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state via miscMg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94" calcext:value-type="float">
            <text:p>94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5</text:p>
          </table:table-cell>
          <table:table-cell office:value-type="string" calcext:value-type="string">
            <text:p>0 to 24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ad file from group in history list (to base channel for vectors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95" calcext:value-type="float">
            <text:p>95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Export PadSynth samples to named prefix via miscMsg (from Pad window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96" calcext:value-type="float">
            <text:p>96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et (clear all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97" calcext:value-type="float">
            <text:p>97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et including MIDI-learn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00" calcext:value-type="float">
            <text:p>100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Ret, msg No.</text:p>
          </table:table-cell>
          <table:table-cell office:value-type="string" calcext:value-type="string">
            <text:p>Returns text for info window.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31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04" calcext:value-type="float">
            <text:p>104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reate new numbered instanc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31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05" calcext:value-type="float">
            <text:p>105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ose numbered instanc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op (cease all sound)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240" calcext:value-type="float">
            <text:p>240</text:p>
          </table:table-cell>
          <table:table-cell table:style-name="ce6" office:value-type="string" calcext:value-type="string">
            <text:p>0 to 63</text:p>
          </table:table-cell>
          <table:table-cell office:value-type="string" calcext:value-type="string">
            <text:p>0/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ad part L/R peak level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01" calcext:value-type="float">
            <text:p>201</text:p>
          </table:table-cell>
          <table:table-cell office:value-type="float" office:value="240" calcext:value-type="float">
            <text:p>240</text:p>
          </table:table-cell>
          <table:table-cell table:style-name="ce6" office:value-type="string" calcext:value-type="string">
            <text:p>0/1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ad main L/R peak level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02" calcext:value-type="float">
            <text:p>202</text:p>
          </table:table-cell>
          <table:table-cell office:value-type="float" office:value="240" calcext:value-type="float">
            <text:p>240</text:p>
          </table:table-cell>
          <table:table-cell table:style-name="ce6" office:value-type="string" calcext:value-type="string">
            <text:p>0/1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ad main L/R RMS level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Scales (microtonal)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329 to 66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'A’ frequenc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'A’ not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Invert key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centr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3 to 6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cale shif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Microtonal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6" calcext:value-type="float">
            <text:p>16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keyboard mappin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board first not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board middle not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board last not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 size/err</text:p>
          </table:table-cell>
          <table:table-cell/>
          <table:table-cell office:value-type="string" calcext:value-type="string">
            <text:p>L, F</text:p>
          </table:table-cell>
          <table:table-cell office:value-type="float" office:value="32" calcext:value-type="float">
            <text:p>32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Tuning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 size/err</text:p>
          </table:table-cell>
          <table:table-cell/>
          <table:table-cell office:value-type="string" calcext:value-type="string">
            <text:p>L, F</text:p>
          </table:table-cell>
          <table:table-cell office:value-type="float" office:value="33" calcext:value-type="float">
            <text:p>33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Keyboard map</text:p>
          </table:table-cell>
          <table:table-cell table:number-columns-repeated="1011"/>
        </table:table-row>
        <table:table-row table:style-name="ro1">
          <table:table-cell/>
          <table:table-cell table:style-name="Default" table:number-columns-repeated="2"/>
          <table:table-cell table:style-name="ce3"/>
          <table:table-cell table:style-name="Default" table:number-columns-repeated="8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 size/err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.scl fil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 size/err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ret. A note</text:p>
          </table:table-cell>
          <table:table-cell office:value-type="string" calcext:value-type="string">
            <text:p>ret. min note</text:p>
          </table:table-cell>
          <table:table-cell office:value-type="string" calcext:value-type="string">
            <text:p>ret. mid note</text:p>
          </table:table-cell>
          <table:table-cell office:value-type="string" calcext:value-type="string">
            <text:p>ret. max note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.kbm file – ret. A frequency has to be fetched.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, F</text:p>
          </table:table-cell>
          <table:table-cell office:value-type="float" office:value="64" calcext:value-type="float">
            <text:p>64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nam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, F</text:p>
          </table:table-cell>
          <table:table-cell office:value-type="float" office:value="65" calcext:value-type="float">
            <text:p>65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comment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une – local to GUI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all settings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Vector control window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office:value-type="string" calcext:value-type="string">
            <text:p>Base Channel</text:p>
          </table:table-cell>
          <table:table-cell table:number-columns-repeated="3"/>
          <table:table-cell table:style-name="ce7"/>
          <table:table-cell table:number-columns-repeated="1011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Was Base channel. Now does nothin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Was Options. Now does nothing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" calcext:value-type="float">
            <text:p>8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displayed nam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4 to 119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92" calcext:value-type="float">
            <text:p>192</text:p>
          </table:table-cell>
          <table:table-cell table:style-name="ce6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controll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92" calcext:value-type="float">
            <text:p>192</text:p>
          </table:table-cell>
          <table:table-cell table:style-name="ce6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left instrumen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92" calcext:value-type="float">
            <text:p>192</text:p>
          </table:table-cell>
          <table:table-cell table:style-name="ce6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right instrumen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92" calcext:value-type="float">
            <text:p>192</text:p>
          </table:table-cell>
          <table:table-cell table:style-name="ce6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feature 0 – off, o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feature 1 – off, on, rever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feature 2 – off, on, rever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feature 3 – off, on, revers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4 to 119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controll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up instrumen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down instrumen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feature 0 – off, o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feature 1 – off, on, rever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feature 2 – off, on, rever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Y feature 3 – off, on, revers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, &gt;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vector – base &gt; 15 = all</text:p>
          </table:table-cell>
          <table:table-cell table:number-columns-repeated="1011"/>
        </table:table-row>
        <table:table-row table:style-name="ro1">
          <table:table-cell table:number-columns-repeated="14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Main part control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offse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IDI channel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e – Poly, Mono, Legato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inimum not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12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ximum not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inimum to last key pres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ximum to last key pres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key limits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60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x number note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36 to 36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to system effects 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to system effects 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to system effects 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to system effects 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7" calcext:value-type="float">
            <text:p>17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s numb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office:value-type="float" office:value="17" calcext:value-type="float">
            <text:p>17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office:value-type="float" office:value="17" calcext:value-type="float">
            <text:p>17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 destination (Next Effect, Part Out, Dry Out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office:value-type="float" office:value="17" calcext:value-type="float">
            <text:p>17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ypass effect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part to default instrument (simple Sound)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, 2, 3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udio destination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s 0/1</text:p>
          </table:table-cell>
          <table:table-cell table:number-columns-repeated="2"/>
          <table:table-cell office:value-type="float" office:value="252" calcext:value-type="float">
            <text:p>252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is busy (read only)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Controller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64 to 127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 rang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 enabl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64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 wid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31" calcext:value-type="float">
            <text:p>131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 wheel dep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2" calcext:value-type="float">
            <text:p>132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ponential mod wheel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33" calcext:value-type="float">
            <text:p>133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dwidth dep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4" calcext:value-type="float">
            <text:p>134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ponential bandwid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5" calcext:value-type="float">
            <text:p>135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pression enabl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M amplitude enabl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pedal enabl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00 to 6400</text:p>
          </table:table-cell>
          <table:table-cell table:number-columns-repeated="2"/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itch wheel rang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39" calcext:value-type="float">
            <text:p>139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Q dep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40" calcext:value-type="float">
            <text:p>14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cutoff dep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table:style-name="ce3" office:value-type="string" calcext:value-type="string">
            <text:p>0 / 1</text:p>
          </table:table-cell>
          <table:table-cell table:style-name="ce3" table:number-columns-repeated="2"/>
          <table:table-cell office:value-type="float" office:value="141" calcext:value-type="float">
            <text:p>141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reath control enable</text:p>
          </table:table-cell>
          <table:table-cell table:number-columns-repeated="1011"/>
        </table:table-row>
        <table:table-row table:style-name="ro1">
          <table:table-cell/>
          <table:table-cell table:style-name="ce3" table:number-columns-repeated="3"/>
          <table:table-cell table:number-columns-repeated="1020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44" calcext:value-type="float">
            <text:p>144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onance centre frequency dep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45" calcext:value-type="float">
            <text:p>145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onance bandwidth depth</text:p>
          </table:table-cell>
          <table:table-cell table:number-columns-repeated="1011"/>
        </table:table-row>
        <table:table-row table:style-name="ro1">
          <table:table-cell/>
          <table:table-cell table:style-name="ce3" table:number-columns-repeated="3"/>
          <table:table-cell table:number-columns-repeated="1020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60" calcext:value-type="float">
            <text:p>16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 tim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61" calcext:value-type="float">
            <text:p>161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 time stretc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62" calcext:value-type="float">
            <text:p>162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 threshold (cents x 100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63" calcext:value-type="float">
            <text:p>163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 threshold typ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64" calcext:value-type="float">
            <text:p>164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proportional portamento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65" calcext:value-type="float">
            <text:p>165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roportional portamento rat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66" calcext:value-type="float">
            <text:p>166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roportional portamento depth</text:p>
          </table:table-cell>
          <table:table-cell table:number-columns-repeated="1011"/>
        </table:table-row>
        <table:table-row table:style-name="ro1">
          <table:table-cell/>
          <table:table-cell table:style-name="ce3" table:number-columns-repeated="3"/>
          <table:table-cell table:number-columns-repeated="1020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68" calcext:value-type="float">
            <text:p>168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portamento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table:style-name="ce3" office:value-type="string" calcext:value-type="string">
            <text:p>any</text:p>
          </table:table-cell>
          <table:table-cell table:style-name="ce3" table:number-columns-repeated="2"/>
          <table:table-cell office:value-type="float" office:value="172" calcext:value-type="float">
            <text:p>172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py effec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</text:p>
          </table:table-cell>
          <table:table-cell table:style-name="ce3" office:value-type="string" calcext:value-type="string">
            <text:p>any</text:p>
          </table:table-cell>
          <table:table-cell table:style-name="ce3" table:number-columns-repeated="2"/>
          <table:table-cell office:value-type="float" office:value="173" calcext:value-type="float">
            <text:p>173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ste Effect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part’s copyright info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21" calcext:value-type="float">
            <text:p>221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part’s comment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/Read part’s instrument nam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/ 1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ad / Save default instrument author and copyright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24" calcext:value-type="float">
            <text:p>224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et all controllers (for this part)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MIDI Control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2" calcext:value-type="float">
            <text:p>192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(CC1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3" calcext:value-type="float">
            <text:p>193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reath Control (CC2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4" calcext:value-type="float">
            <text:p>194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pression (CC11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5" calcext:value-type="float">
            <text:p>195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(CC64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6" calcext:value-type="float">
            <text:p>196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 (CC 65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7" calcext:value-type="float">
            <text:p>197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Q (CC73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8" calcext:value-type="float">
            <text:p>198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Cutoff (CC74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9" calcext:value-type="float">
            <text:p>199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ster Bandwidth (CC75)</text:p>
          </table:table-cell>
          <table:table-cell table:number-columns-repeated="1011"/>
        </table:table-row>
        <table:table-row table:style-name="ro1">
          <table:table-cell/>
          <table:table-cell table:style-name="ce3" table:number-columns-repeated="3"/>
          <table:table-cell table:number-columns-repeated="1020"/>
        </table:table-row>
        <table:table-row table:style-name="ro1">
          <table:table-cell table:number-columns-repeated="12"/>
          <table:table-cell table:style-name="ce7" office:value-type="string" calcext:value-type="string">
            <text:p>Instrument edit window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Addsyn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SubSyn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PadSyn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50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umanise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Kit edit window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2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engine enable – Addsynth, Subsynth, Padsyn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1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enable (can’t disable kit item 0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mut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minimum not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12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maximum not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minimum to last key pres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maximum to last key pres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clear key limits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 to use – Off, 1, 2, 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rum mod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e – Off, Multi, Single, Crossfad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/Read part’s kit item name</text:p>
          </table:table-cell>
          <table:table-cell table:number-columns-repeated="1011"/>
        </table:table-row>
        <table:table-row table:style-name="ro1" table:number-rows-repeated="2">
          <table:table-cell table:number-columns-repeated="14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</table:table-row>
        <table:table-row table:style-name="ro1">
          <table:table-cell table:number-columns-repeated="12"/>
          <table:table-cell table:style-name="ce7" office:value-type="string" calcext:value-type="string">
            <text:p>Copy and Paste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</table:table-row>
        <table:table-row table:style-name="ro1">
          <table:table-cell/>
          <table:table-cell office:value-type="string" calcext:value-type="string">
            <text:p>See Note&gt;</text:p>
          </table:table-cell>
          <table:table-cell table:number-columns-repeated="10"/>
          <table:table-cell office:value-type="string" calcext:value-type="string">
            <text:p>Value takes the place of the part number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</table:table-row>
        <table:table-row table:style-name="ro1">
          <table:table-cell table:number-columns-repeated="14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rt level</text:p>
          </table:table-cell>
          <table:table-cell office:value-type="string" calcext:value-type="string">
            <text:p>structures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py to clipboard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rt level</text:p>
          </table:table-cell>
          <table:table-cell office:value-type="string" calcext:value-type="string">
            <text:p>structures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Copy to file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rt level</text:p>
          </table:table-cell>
          <table:table-cell office:value-type="string" calcext:value-type="string">
            <text:p>structures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ste from clipboard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rt level</text:p>
          </table:table-cell>
          <table:table-cell office:value-type="string" calcext:value-type="string">
            <text:p>structures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Paste from file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AddSynth main window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ative bandwidth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andom group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AddSynth voice window – voice numbers 0 to 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inus – invert volume control actio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amplitude envelop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ice enabl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amplitude LFO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type – Off, Morph, Ring, PM, FM, PW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1 to 6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ternal modulator (from lower numbered voices) – off = -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1 to 6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ternal voice (from lower numbered voices) – off = -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type – Default, L35 cents, L10 cents, E100 cents, E1200 cent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quency LFO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frequency sprea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phase randomi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stereo sprea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vibrato dep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52" calcext:value-type="float">
            <text:p>5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vibrato spee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2 to 50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siz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5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phase invert – None, Random, 50%, 33%, 25%, 20%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enabl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ypass global filt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ilter envelop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ilter LFO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amplitud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velocity sensitivit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HF dampin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modulator amplitude envelop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detune frequenc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get detune from base oscillato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modulator frequency to 440Hz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99" calcext:value-type="float">
            <text:p>9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octav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detune type – Default, L35 cents, L10 cents, E100 cents, E1200 cent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coarse detun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modulator frequency envelop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oscillator pha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<text:s/>-1 to 6</text:p>
          </table:table-cell>
          <table:table-cell table:number-columns-repeated="2"/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ternal modulator oscillator - (from lower number modulators) – off = -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onance enable (for this voice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ice oscillator pha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1 to 6</text:p>
          </table:table-cell>
          <table:table-cell table:number-columns-repeated="2"/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ternal voice oscillator (from lower numbered voices) – off = -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ound type – Oscillator, White noise, Pink noise, Spot noise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SubSynth window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dwidth scal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bandwidth envelop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1"/>
        </table:table-row>
        <table:table-row table:style-name="ro1">
          <table:table-cell/>
          <table:table-cell table:style-name="ce3" table:number-columns-repeated="3"/>
          <table:table-cell table:number-columns-repeated="1020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/ 1</text:p>
          </table:table-cell>
          <table:table-cell table:style-name="ce3"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force harmonic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7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, Shift.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5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stage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rt – Zero, Random, Maximu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7" office:value-type="string" calcext:value-type="string">
            <text:p>Harmonics inser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amplitud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bandwidth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9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PadSynth Window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000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dwidth scale – Normal, Equal Hz, ¼ , ½ , ¾ , 1½ , Double, Inverse ½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pectrum mode – Bandwidth, Discrete, Continuous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force harmonic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7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, Shift.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wid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multipli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stretc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frequenc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iz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type – Gauss, Square, Double Ex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armonic sidebands - Full, Upper half, Lower half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. mode parameter 1 (spectral width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. Mode parameter 2 (spectral amplitude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 multiplier – Off, Gauss, Sine, Fla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 mode – Sum, Multiply, Divide 1, Divide 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utoscal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armonic base – C-2, G-2, C-3, G-3, C-4, G-4, C-5, G-5, G-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amples per octave – 0.5, 1, 2, 3, 4, 6, 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7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umber of octaves – 1, 2, 3, 4, 5, 6, 7, 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ample size – 16k, 32k, 64k, 128k, 256k, 512k, 1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pply changes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Oscillators window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7"/>
          <table:table-cell table:number-columns-repeated="1011"/>
        </table:table-row>
        <table:table-row table:style-name="ro1">
          <table:table-cell table:number-columns-repeated="7"/>
          <table:table-cell office:value-type="string" calcext:value-type="string">
            <text:p>See Note &gt;</text:p>
          </table:table-cell>
          <table:table-cell table:number-columns-repeated="4"/>
          <table:table-cell office:value-type="string" calcext:value-type="string">
            <text:p>Engine is 128 + (0 to 7) for AddSynth voice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Engine is 192 + (0 to 7) for AddSynth voice modulator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Engine is 2 for PadSynth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hase randomnes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office:value-type="string" calcext:value-type="string">
            <text:p>???</text:p>
          </table:table-cell>
          <table:table-cell table:style-name="ce3"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pectrum adjus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table:style-name="ce3" office:value-type="string" calcext:value-type="string">
            <text:p>0 to 2</text:p>
          </table:table-cell>
          <table:table-cell table:style-name="ce3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armonic amplitude randomness – None, Power, Sin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paramet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5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– Sine, Triangle, Pulse, Saw, Power, Gauss, Diode, AbsSine,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PulseSine, StrchSine, Chirp, AbsStrSine, Chebyshev, Sqr, Spike, Circl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modulation parameter 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modulation parameter 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modulation parameter 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modulation type – None, Rev, Sine, Pow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utoclear when base function – not use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se as base function – if value is 1 assume autoclear se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Waveshape paramet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4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Waveshape – None, Atan, Asym1, Pow, Sine Qnts, Zigzag, Lmt, LmtU, LmtL, Ilmt,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Clip, Asym2, Pow2, Sgm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parameter 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parameter 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pply filter before waveshap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3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type – None, LP, HP1a, HP1b, BP1, BS1, LP2, HP2, BP2, BS2, Cos, Sin, Lsh, Sg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parameter 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parameter 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parameter 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type – None, Rev, Sine, Pow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4" calcext:value-type="float">
            <text:p>4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pectrum adjust paramet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pectrum adjust – None, Pow, ThrsD, ThrsU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4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armonic shif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harmonic shift – not use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pply harmonic shift before waveshape and filt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00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aptive harmonics paramet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aptive harmonics base frequenc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00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aptive harmonics pow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aptive harmonics type – Off, On, Square, 2xSub, 2xAdd, 3xSub,3xAdd, 4xSub, 4xAdd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vert to sin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Harmonics inser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amplitud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7" calcext:value-type="float">
            <text:p>7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phase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Resonance window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1 to 9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x dB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resonanc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andomisation type (all three buttons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Interpolate peaks – 0 = Smooth, 1 = Linea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rotect fundamental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grap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mooth graph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7" office:value-type="string" calcext:value-type="string">
            <text:p>Resonance Graph Inser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0 to 25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Point (control) amplitude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7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LFO insert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7"/>
          <table:table-cell table:number-columns-repeated="1011"/>
        </table:table-row>
        <table:table-row table:style-name="ro1">
          <table:table-cell table:number-columns-repeated="7"/>
          <table:table-cell office:value-type="string" calcext:value-type="string">
            <text:p>See Note &gt;</text:p>
          </table:table-cell>
          <table:table-cell table:number-columns-repeated="4"/>
          <table:table-cell office:value-type="string" calcext:value-type="string">
            <text:p>Engine is 0 for AddSynth main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Engine is 128 + (0 to 7) for AddSynth voice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Default"/>
          <table:table-cell table:number-columns-repeated="4"/>
          <table:table-cell office:value-type="string" calcext:value-type="string">
            <text:p>Engine is 192 + (0 to 7) for AddSynth voice modulator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Engine is 2 for PadSynth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office:value-type="string" calcext:value-type="string">
            <text:p>See Note &gt;</text:p>
          </table:table-cell>
          <table:table-cell table:number-columns-repeated="2"/>
          <table:table-cell office:value-type="string" calcext:value-type="string">
            <text:p>Parameter 0 is Amplitude LFO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Parameter 1 is Frequency LFO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Parameter 2 is Filter LFO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.0 to 1.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p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r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litude randomnes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ype – Sine, Tri, Sqr, R.up, R.dn, E1dn, E2d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tinuou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randomnes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Filter parameters insert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7"/>
          <table:table-cell table:number-columns-repeated="1011"/>
        </table:table-row>
        <table:table-row table:style-name="ro1">
          <table:table-cell table:number-columns-repeated="6"/>
          <table:table-cell office:value-type="string" calcext:value-type="string">
            <text:p>See Note -&gt;</text:p>
          </table:table-cell>
          <table:table-cell table:number-columns-repeated="5"/>
          <table:table-cell table:style-name="ce2" office:value-type="string" calcext:value-type="string">
            <text:p>This must be 136 for the filter component of DynFilter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Q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trackin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e amoun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e functio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Gain/dampin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ges – 1x, 2x, 3x, 4x, 5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ategory – Analog, Formant, StVarF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nalog Type – LPF1, HPF1, LPF2, HPF2, BPF2, NF2, PkF2, LSh2, HSh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VarF Type – LPF, HPF, BPF, NF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/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tracking shift – 0 = -100% to + 100%, 1 = 0 to +200%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7" office:value-type="string" calcext:value-type="string">
            <text:p>Formant edito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lownes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nes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– max format = 11, max vowel = 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Q – max format = 11, max vowel = 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litude – max format = 11, max vowel = 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stretc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12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umber of formant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5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wel number – not used (local to GUI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mant number– not used (local to GUI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siz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6</text:p>
          </table:table-cell>
          <table:table-cell/>
          <table:table-cell office:value-type="string" calcext:value-type="string">
            <text:p>?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position (sequence size) – not used (local to GUI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5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wel position in sequence (max position is 7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egate input (from LFOs, envelopes etc.)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Envelope insert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office:value-type="string" calcext:value-type="string">
            <text:p>See Note &gt;</text:p>
          </table:table-cell>
          <table:table-cell table:number-columns-repeated="2"/>
          <table:table-cell office:value-type="string" calcext:value-type="string">
            <text:p>Parameter = 0 is Amplitude envelope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Parameter = 1 is Frequency envelope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Parameter = 2 is Filter envelope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Parameter = 3 is Bandwidth envelope (SubSynth only)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val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tim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val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tim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val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tim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val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emode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7" office:value-type="string" calcext:value-type="string">
            <text:p>Freemod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7" office:value-type="string" calcext:value-type="string">
            <text:p>Graph point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table:style-name="ce8" office:value-type="string" calcext:value-type="string">
            <text:p>0 to 63</text:p>
          </table:table-cell>
          <table:table-cell table:style-name="ce8" office:value-type="string" calcext:value-type="string">
            <text:p>0 to 15</text:p>
          </table:table-cell>
          <table:table-cell table:style-name="ce8" office:value-type="string" calcext:value-type="string">
            <text:p>All</text:p>
          </table:table-cell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Returns ‘Par 2’ number of defined point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-39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table:style-name="ce8" office:value-type="string" calcext:value-type="string">
            <text:p>0 to 63</text:p>
          </table:table-cell>
          <table:table-cell table:style-name="ce8" office:value-type="string" calcext:value-type="string">
            <text:p>0 to 15</text:p>
          </table:table-cell>
          <table:table-cell table:style-name="ce8" office:value-type="string" calcext:value-type="string">
            <text:p>All</text:p>
          </table:table-cell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position – limited by number of defined points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ce8" table:number-columns-repeated="4"/>
          <table:table-cell table:number-columns-repeated="1015"/>
        </table:table-row>
        <table:table-row table:style-name="ro1">
          <table:table-cell table:number-columns-repeated="4"/>
          <table:table-cell office:value-type="string" calcext:value-type="string">
            <text:p>See Note &gt;</text:p>
          </table:table-cell>
          <table:table-cell table:style-name="ce8" table:number-columns-repeated="4"/>
          <table:table-cell table:number-columns-repeated="3"/>
          <table:table-cell office:value-type="string" calcext:value-type="string">
            <text:p>For the next three: 'Control’ is the point numb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table:style-name="ce1" office:value-type="string" calcext:value-type="string">
            <text:p>0 to 127</text:p>
          </table:table-cell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Add point - ‘offset’ is X incremental value, ‘Value’ is Y val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Delete point - Returns ‘value’ number of points remainin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3</text:p>
          </table:table-cell>
          <table:table-cell table:style-name="ce1" office:value-type="string" calcext:value-type="string">
            <text:p>0 to 127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just - ‘offset’ is X incremental value, ‘Value’ is Y value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Insertion Effect Selector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7"/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s numb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2 to 6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 destination (Master out - 2, Off - 1, Part 0 to 63)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System Effect Selector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7"/>
          <table:table-cell table:number-columns-repeated="1011"/>
        </table:table-row>
        <table:table-row table:style-name="ro1">
          <table:table-cell table:number-columns-repeated="12"/>
          <table:table-cell table:style-name="ce7" office:value-type="string" calcext:value-type="string">
            <text:p>Send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1 to 3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2</text:p>
          </table:table-cell>
          <table:table-cell office:value-type="float" office:value="16" calcext:value-type="float">
            <text:p>16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o (control) effect, from (engine) effect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7"/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s numb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7"/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on-destructively enable/disable this effect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Effect Inserts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See note &gt;</text:p>
          </table:table-cell>
          <table:table-cell table:number-columns-repeated="6"/>
          <table:table-cell office:value-type="string" calcext:value-type="string">
            <text:p>For system effects part number is 241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For insertion effects part number is 242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Normal part effects are numbers 0 to 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office:value-type="string" calcext:value-type="string">
            <text:p>See note -&gt;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Kit numbers are 128 + (0 to 8) for actual effect types</text:p>
          </table:table-cell>
          <table:table-cell table:number-columns-repeated="1011"/>
        </table:table-row>
        <table:table-row table:style-name="ro1">
          <table:table-cell table:number-columns-repeated="8"/>
          <table:table-cell table:style-name="Default"/>
          <table:table-cell table:number-columns-repeated="3"/>
          <table:table-cell office:value-type="string" calcext:value-type="string">
            <text:p>128 (0) is no effect</text:p>
          </table:table-cell>
          <table:table-cell table:number-columns-repeated="1011"/>
        </table:table-row>
        <table:table-row table:style-name="ro1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table:number-columns-repeated="8"/>
          <table:table-cell table:style-name="Default"/>
          <table:table-cell office:value-type="string" calcext:value-type="string">
            <text:p>See Note &gt;</text:p>
          </table:table-cell>
          <table:table-cell table:number-columns-repeated="2"/>
          <table:table-cell office:value-type="string" calcext:value-type="string">
            <text:p>returns <text:s/>1 if settings don't match preset</text:p>
          </table:table-cell>
          <table:table-cell table:number-columns-repeated="1011"/>
        </table:table-row>
        <table:table-row table:style-name="ro1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Y, L, y</text:p>
          </table:table-cell>
          <table:table-cell table:number-columns-repeated="3"/>
          <table:table-cell office:value-type="string" calcext:value-type="string">
            <text:p>0 to 15</text:p>
          </table:table-cell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 0 /1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pends on actual effect – for EQ parameter returns the band number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See ‘Effect_Inserts.txt’ for all control ranges.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par2 sometimes secondary values.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?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 0/1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presets (not EQ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29" calcext:value-type="float">
            <text:p>129</text:p>
          </table:table-cell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urns <text:s/>1 if settings don't match preset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MIDI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office:value-type="string" calcext:value-type="string">
            <text:p>Channel</text:p>
          </table:table-cell>
          <table:table-cell office:value-type="string" calcext:value-type="string">
            <text:p>Char 1</text:p>
          </table:table-cell>
          <table:table-cell office:value-type="string" calcext:value-type="string">
            <text:p>Char 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ote On – Char 1 = numb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ote Off – Char 1 = numb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8192 to 819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 +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troller – Char 1 = type (controller number)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59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table:number-columns-repeated="2" office:value-type="string" calcext:value-type="string">
            <text:p>0 to 127 / 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rogram Change - 128 to 159 = extended program change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table:number-columns-repeated="2" office:value-type="string" calcext:value-type="string">
            <text:p>0 to 127 / 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k / Root change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7" office:value-type="string" calcext:value-type="string">
            <text:p>MIDI learn window</text:p>
          </table:table-cell>
          <table:table-cell table:number-columns-repeated="1011"/>
        </table:table-row>
        <table:table-row table:style-name="ro1" table:number-rows-repeated="2">
          <table:table-cell table:number-columns-repeated="4"/>
          <table:table-cell table:style-name="ce7" table:number-columns-repeated="8"/>
          <table:table-cell table:style-name="ce10"/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string" calcext:value-type="string">
            <text:p>0 / 1</text:p>
          </table:table-cell>
          <table:table-cell table:style-name="ce3"/>
          <table:table-cell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block’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string" calcext:value-type="string">
            <text:p>0 / 2</text:p>
          </table:table-cell>
          <table:table-cell table:style-name="ce3"/>
          <table:table-cell office:value-type="float" office:value="1" calcext:value-type="float">
            <text:p>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limit’ (otherwise ‘compress’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string" calcext:value-type="string">
            <text:p>0 / 4</text:p>
          </table:table-cell>
          <table:table-cell table:style-name="ce3"/>
          <table:table-cell office:value-type="float" office:value="2" calcext:value-type="float">
            <text:p>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mute’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3" office:value-type="string" calcext:value-type="string">
            <text:p>0/8</text:p>
          </table:table-cell>
          <table:table-cell table:style-name="ce3"/>
          <table:table-cell table:number-columns-repeated="8"/>
          <table:table-cell office:value-type="string" calcext:value-type="string">
            <text:p>auto set as NRP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string" calcext:value-type="string">
            <text:p>0 / 16</text:p>
          </table:table-cell>
          <table:table-cell table:style-name="ce3"/>
          <table:table-cell office:value-type="float" office:value="4" calcext:value-type="float">
            <text:p>4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7bit’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5" calcext:value-type="float">
            <text:p>5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200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minimu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6" calcext:value-type="float">
            <text:p>6</text:p>
          </table:table-cell>
          <table:table-cell office:value-type="float" office:value="216" calcext:value-type="float">
            <text:p>216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200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maximu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8" calcext:value-type="float">
            <text:p>8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Delete a lin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16" calcext:value-type="float">
            <text:p>16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0 <text:s/>to 119</text:p>
          </table:table-cell>
          <table:table-cell office:value-type="string" calcext:value-type="string">
            <text:p>0 to 15, 16</text:p>
          </table:table-cell>
          <table:table-cell table:number-columns-repeated="2" office:value-type="float" office:value="255" calcext:value-type="float">
            <text:p>255</text:p>
          </table:table-cell>
          <table:table-cell/>
          <table:table-cell office:value-type="string" calcext:value-type="string">
            <text:p>msg No.</text:p>
          </table:table-cell>
          <table:table-cell office:value-type="string" calcext:value-type="string">
            <text:p>Set CC or channel and rewrite line possibly moving it in the list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0" calcext:value-type="float">
            <text:p>20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nd list siz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1" calcext:value-type="float">
            <text:p>2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nd learn message to gui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2" calcext:value-type="float">
            <text:p>2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GUI refresh reques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96" calcext:value-type="float">
            <text:p>96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all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41" calcext:value-type="float">
            <text:p>24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list from fil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42" calcext:value-type="float">
            <text:p>24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ad numbered item from recent histor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45" calcext:value-type="float">
            <text:p>245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list to fil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55" calcext:value-type="float">
            <text:p>255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ancel MIDI learn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Default" table:number-columns-repeated="2"/>
          <table:table-cell table:style-name="ce3"/>
          <table:table-cell table:style-name="Default" table:number-columns-repeated="8"/>
          <table:table-cell table:number-columns-repeated="1012"/>
        </table:table-row>
        <table:table-row table:style-name="ro1" table:number-rows-repeated="104787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674:Sheet1.AMJ675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8-02">00/00/0000</text:date>, <text:time style:data-style-name="N2" text:time-value="23:03:07.05930787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5T19:39:05.210008990</meta:creation-date>
    <dc:date>2019-08-02T23:04:42.971506140</dc:date>
    <meta:editing-duration>P8DT18H28M46S</meta:editing-duration>
    <meta:editing-cycles>630</meta:editing-cycles>
    <meta:generator>LibreOffice/5.2.7.2$Linux_X86_64 LibreOffice_project/20m0$Build-2</meta:generator>
    <meta:document-statistic meta:table-count="1" meta:cell-count="5494" meta:object-count="0"/>
  </office:meta>
</office:document-meta>
</file>